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2f5" officeooo:paragraph-rsid="001d32f5"/>
    </style:style>
    <style:style style:name="T1" style:family="text">
      <style:text-properties officeooo:rsid="00262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dited</text:span> document with signed macro <text:span text:style-name="T1">(by attacke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9:21:10.930735063</meta:creation-date>
    <dc:date>2023-03-14T19:50:34.739464202</dc:date>
    <meta:editing-duration>PT3M59S</meta:editing-duration>
    <meta:editing-cycles>6</meta:editing-cycles>
    <meta:generator>LibreOffice/7.4.4.2$Linux_AARCH64 LibreOffice_project/40$Build-2</meta:generator>
    <meta:document-statistic meta:table-count="0" meta:image-count="0" meta:object-count="0" meta:page-count="1" meta:paragraph-count="1" meta:word-count="7" meta:character-count="47" meta:non-whitespace-character-count="4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Hello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e8002f00af00fb007200b0004400ef00ba009f007200f8003c004400bb0079">
    <SignedInfo>
      <CanonicalizationMethod Algorithm="http://www.w3.org/TR/2001/REC-xml-c14n-20010315"/>
      <SignatureMethod Algorithm="http://www.w3.org/2001/04/xmldsig-more#rsa-sha256"/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256"/>
        <DigestValue>f60WFK9m3YZWpv2SKCD3GHcRyrcvJdFldNyyqUSRea4=</DigestValue>
      </Reference>
      <Reference URI="#ID_00810070009100290006007e00440035008f00b0000f00dc009d000400660077">
        <DigestMethod Algorithm="http://www.w3.org/2001/04/xmlenc#sha256"/>
        <DigestValue>5ERIL6yUKAMBAx7SOsPIPXLgsAS5NhTfuwD4gzwJlAI=</DigestValue>
      </Reference>
      <Reference URI="#idSignedProperties_ID_00e8002f00af00fb007200b0004400ef00ba009f007200f8003c004400bb0079" Type="http://uri.etsi.org/01903#SignedProperties">
        <DigestMethod Algorithm="http://www.w3.org/2001/04/xmlenc#sha256"/>
        <DigestValue>cB/6kS/DTyvXCs9zDGiGIdrcoyOi31OSxZQUeXPmueA=</DigestValue>
      </Reference>
    </SignedInfo>
    <SignatureValue>2O5nA2205i0JHaiukfmP7xsFeeM24elPZMjv7UFcdahM3xAUY0g8FW0sLtzMwox6
yzSdl7Zh72MuY0SaiAFfDw4Qvf6sTMqTU7cMsBEFckE8PcsxAKq7oT8xfq8+OGs0
KOeWJ7lqOYQ8pQokLGXVrsZP798wbxXUYEcBHiXcgYjLFn/pk0eK6fYV1m8kr0G5
7jodjJADOOa8ERM7ExuIip8hdiqohzw3iv7whZccddLkeGA4/H8vtnc84snzjU2l
AfnwVo3+A1By3xmw3ZdDcEHFzUmycN3e/7jMblmD1ZSoNZ94Wpr6RTQHPEqG8Rwd
mwxA1WCqYuz4obQo+hSruw==</SignatureValue>
    <KeyInfo>
      <X509Data>
        <X509IssuerSerial>
          <X509IssuerName>O=BGE,L=London,ST=London,C=UK</X509IssuerName>
          <X509SerialNumber>498448272680872475128352460875164580719910790748</X509SerialNumber>
        </X509IssuerSerial>
        <X509Certificate>MIIDWzCCAkOgAwIBAgIUV08xjciiplkaNix4TR+ISj11JlwwDQYJKoZIhvcNAQELBQAwPTELMAkGA1UEBhMCVUsxDzANBgNVBAgMBkxvbmRvbjEPMA0GA1UEBwwGTG9uZG9uMQwwCgYDVQQKDANCR0UwHhcNMjMwMzA3MTExNTQ3WhcNMjQwMzA2MTExNTQ3WjA9MQswCQYDVQQGEwJVSzEPMA0GA1UECAwGTG9uZG9uMQ8wDQYDVQQHDAZMb25kb24xDDAKBgNVBAoMA0JHRTCCASIwDQYJKoZIhvcNAQEBBQADggEPADCCAQoCggEBAOD1f2MlIbojdLPgfP1h5aty9yYCjxSmbu11nnm9MwCJi+d7FyFkr7LJZfxOlFiXsmuE+XJMsvlkga6rwgtQ4LgeUZc6+o6aOlszKZIPRNAE9DQXrFU3piP8hJ4AqJh1yIUxxpwKa55W4kqNqkJOnc+X1dgGxy+NwZ2YKHzPk84AmhtjaUoJiT+wfPzdyOHJgZNeC+4NVs/eIlIotAGtkKemqD61nYy6yiPLfDgNfymxSZLQsFTDpn7ysnrqXYb68zoo+b4NFinNJyyUpgi9egbe8M4nn/GqDikNY3qHqyV40bwIZwOFAPq6exoMD4CKvhm4pXRHyjq95WifobvAoY0CAwEAAaNTMFEwHQYDVR0OBBYEFFanPS1CyIGxh5dwAqpw2QtzgFhYMB8GA1UdIwQYMBaAFFanPS1CyIGxh5dwAqpw2QtzgFhYMA8GA1UdEwEB/wQFMAMBAf8wDQYJKoZIhvcNAQELBQADggEBAMYOEBvk6GhW/32+hf6j32kdd8+Lmorg/2U5u+AvTYocWN5gSMLtJbwDFDmeMiSRpEgZ1fDVxirmN2zPokcFXxejvw8JXvLeOMKuGhj5+lngAbfWMI6ANKyDvEDLdC660Z2MLEqp8gB6kiwmR6QsbF4uoREtZUhvK4bFaGAqTnbWYPOoeLG1Tt+SdeMeMcHjZLMY0qXNC8768InNoLEas25fL1vNN/extv6iZgl0rNSJ5x/mjEhzUjMseQ6Koiesr2hvksliCbDRoFHbnNIJoHNx+Axa1ACoOdUzHXCA9mgNi3BGvc3bHxNj8nJSKBh8cf1aGWKzPx9c0g/5ZNeSWYQ=</X509Certificate>
      </X509Data>
    </KeyInfo>
    <Object>
      <SignatureProperties>
        <SignatureProperty Id="ID_00810070009100290006007e00440035008f00b0000f00dc009d000400660077" Target="#ID_00e8002f00af00fb007200b0004400ef00ba009f007200f8003c004400bb0079">
          <dc:date xmlns:dc="http://purl.org/dc/elements/1.1/">2023-03-14T19:50:46.786605014</dc:date>
        </SignatureProperty>
      </SignatureProperties>
    </Object>
    <Object xmlns:xd="http://uri.etsi.org/01903/v1.3.2#">
      <xd:QualifyingProperties Target="#ID_00e8002f00af00fb007200b0004400ef00ba009f007200f8003c004400bb0079">
        <xd:SignedProperties Id="idSignedProperties_ID_00e8002f00af00fb007200b0004400ef00ba009f007200f8003c004400bb0079">
          <xd:SignedSignatureProperties>
            <xd:SigningTime>2023-03-14T19:50:46.786605014</xd:SigningTime>
            <xd:SigningCertificate>
              <xd:Cert>
                <xd:CertDigest>
                  <DigestMethod Algorithm="http://www.w3.org/2001/04/xmlenc#sha256"/>
                  <DigestValue>HFKO5pH4LJ8/QGdCd41XlVWBH2/1vMxuF5/fzcaQE50=</DigestValue>
                </xd:CertDigest>
                <xd:IssuerSerial>
                  <X509IssuerName>O=BGE,L=London,ST=London,C=UK</X509IssuerName>
                  <X509SerialNumber>498448272680872475128352460875164580719910790748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e8002f00af00fb007200b0004400ef00ba009f007200f8003c004400bb0079">
          <xd:UnsignedSignatureProperties>
            <xd:CertificateValues>
              <xd:EncapsulatedX509Certificate>MIIDWzCCAkOgAwIBAgIUV08xjciiplkaNix4TR+ISj11JlwwDQYJKoZIhvcNAQELBQAwPTELMAkGA1UEBhMCVUsxDzANBgNVBAgMBkxvbmRvbjEPMA0GA1UEBwwGTG9uZG9uMQwwCgYDVQQKDANCR0UwHhcNMjMwMzA3MTExNTQ3WhcNMjQwMzA2MTExNTQ3WjA9MQswCQYDVQQGEwJVSzEPMA0GA1UECAwGTG9uZG9uMQ8wDQYDVQQHDAZMb25kb24xDDAKBgNVBAoMA0JHRTCCASIwDQYJKoZIhvcNAQEBBQADggEPADCCAQoCggEBAOD1f2MlIbojdLPgfP1h5aty9yYCjxSmbu11nnm9MwCJi+d7FyFkr7LJZfxOlFiXsmuE+XJMsvlkga6rwgtQ4LgeUZc6+o6aOlszKZIPRNAE9DQXrFU3piP8hJ4AqJh1yIUxxpwKa55W4kqNqkJOnc+X1dgGxy+NwZ2YKHzPk84AmhtjaUoJiT+wfPzdyOHJgZNeC+4NVs/eIlIotAGtkKemqD61nYy6yiPLfDgNfymxSZLQsFTDpn7ysnrqXYb68zoo+b4NFinNJyyUpgi9egbe8M4nn/GqDikNY3qHqyV40bwIZwOFAPq6exoMD4CKvhm4pXRHyjq95WifobvAoY0CAwEAAaNTMFEwHQYDVR0OBBYEFFanPS1CyIGxh5dwAqpw2QtzgFhYMB8GA1UdIwQYMBaAFFanPS1CyIGxh5dwAqpw2QtzgFhYMA8GA1UdEwEB/wQFMAMBAf8wDQYJKoZIhvcNAQELBQADggEBAMYOEBvk6GhW/32+hf6j32kdd8+Lmorg/2U5u+AvTYocWN5gSMLtJbwDFDmeMiSRpEgZ1fDVxirmN2zPokcFXxejvw8JXvLeOMKuGhj5+lngAbfWMI6ANKyDvEDLdC660Z2MLEqp8gB6kiwmR6QsbF4uoREtZUhvK4bFaGAqTnbWYPOoeLG1Tt+SdeMeMcHjZLMY0qXNC8768InNoLEas25fL1vNN/extv6iZgl0rNSJ5x/mjEhzUjMseQ6Koiesr2hvksliCbDRoFHbnNIJoHNx+Axa1ACoOdUzHXCA9mgNi3BGvc3bHxNj8nJSKBh8cf1aGWKzPx9c0g/5ZNeSWYQ=</xd:EncapsulatedX509Certificate>
            </xd:CertificateValues>
          </xd:UnsignedSignatureProperties>
        </xd:UnsignedProperties>
      </xd:QualifyingProperties>
    </Object>
  </Signature>
</document-signatures>
</file>